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47mm"/>
    </style:style>
    <style:style style:name="co3" style:family="table-column">
      <style:table-column-properties fo:break-before="auto" style:column-width="24.32mm"/>
    </style:style>
    <style:style style:name="co4" style:family="table-column">
      <style:table-column-properties fo:break-before="auto" style:column-width="52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style-name="gr1" draw:text-style-name="P1" svg:width="159.99mm" svg:height="89.99mm" svg:x="40.1mm" svg:y="80.43mm">
            <loext:p draw:notify-on-update-of-ranges="Tabelle1.C7:Tabelle1.C7 Tabelle1.C8:Tabelle1.C12 Tabelle1.D7:Tabelle1.D7 Tabelle1.D8:Tabelle1.D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riteria</text:p>
          </table:table-cell>
          <table:table-cell office:value-type="string" calcext:value-type="string">
            <text:p>Test-manager</text:p>
          </table:table-cell>
          <table:table-cell office:value-type="string" calcext:value-type="string">
            <text:p>corridor enforcing infrastruc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untime contro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sure quality before deplo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formance overhead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ing cos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aptabilit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21:22:52.433548366</meta:creation-date>
    <dc:date>2017-05-30T21:28:54.776520343</dc:date>
    <meta:editing-duration>PT6M3S</meta:editing-duration>
    <meta:editing-cycles>1</meta:editing-cycles>
    <meta:document-statistic meta:table-count="1" meta:cell-count="18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legend chart:legend-position="end" svg:x="12.592cm" svg:y="4.201cm" style:legend-expansion="high" chart:style-name="ch2"/>
        <chart:plot-area chart:style-name="ch3" table:cell-range-address="Tabelle1.C7:Tabelle1.D12" chart:data-source-has-labels="both" svg:x="0.277cm" svg:y="1.641cm" svg:width="11.484cm" svg:height="5.951cm">
          <chartooo:coordinate-region svg:x="4.787cm" svg:y="2.374cm" svg:width="5.031cm" svg:height="5.031cm"/>
          <chart:axis chart:dimension="x" chart:name="primary-x" chart:style-name="ch4" chartooo:axis-type="auto">
            <chartooo:date-scale/>
            <chart:categories table:cell-range-address="Tabelle1.C8:Tabelle1.C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D8:Tabelle1.D12" chart:label-cell-address="Tabelle1.D7:Tabelle1.D7" chart:class="chart:radar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-manager</text:p>
                <draw:g>
                  <svg:desc>Tabelle1.D7:Tabelle1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untime control</text:p>
                <draw:g>
                  <svg:desc>Tabelle1.C8:Tabelle1.C12</svg:desc>
                </draw:g>
              </table:table-cell>
              <table:table-cell office:value-type="float" office:value="4">
                <text:p>4</text:p>
                <draw:g>
                  <svg:desc>Tabelle1.D8:Tabelle1.D12</svg:desc>
                </draw:g>
              </table:table-cell>
            </table:table-row>
            <table:table-row>
              <table:table-cell office:value-type="string">
                <text:p>ensure quality before deplo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erformance overhea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esting cos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daptability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